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DC000000B97F455C9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" svg:font-family="'Noto Serif'" style:font-family-generic="roman"/>
  </office:font-face-decls>
  <office:automatic-styles>
    <style:style style:name="P1" style:family="paragraph" style:parent-style-name="Heading_20_2">
      <style:text-properties officeooo:paragraph-rsid="0000545e"/>
    </style:style>
    <style:style style:name="P2" style:family="paragraph" style:parent-style-name="Standard">
      <style:text-properties officeooo:rsid="0004ad01" officeooo:paragraph-rsid="0000545e"/>
    </style:style>
    <style:style style:name="P3" style:family="paragraph" style:parent-style-name="Heading_20_2">
      <style:text-properties fo:font-size="14pt" officeooo:paragraph-rsid="0000545e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fr1" style:family="graphic" style:parent-style-name="Graphics">
      <style:graphic-properties fo:margin-top="0cm" fo:margin-bottom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 text:is-list-header="true"><draw:frame draw:style-name="fr1" draw:name="Banner" text:anchor-type="paragraph" svg:x="-2cm" svg:y="-2cm" svg:width="21.001cm" svg:height="2.096cm" draw:z-index="0"><draw:image xlink:href="Pictures/10000000000005DC000000B97F455C9F.png" xlink:type="simple" xlink:show="embed" xlink:actuate="onLoad" draw:mime-type="image/png"/></draw:frame><text:span text:style-name="T1">1.1 Posterior</text:span></text:h>
      <text:p text:style-name="P2">Prueba – prueba – prueba – prueba – prueba – prueba - prueba – prueba – prueba – prueba – prueba - prueba – prueba – prueba – prueba – prueba - prueba – prueba – prueba – prueba – prueba - prueba – prueba – prueba – prueba – prueba - prueba – prueba – prueba – prueba – prueba - prueba – prueba – prueba – prueba – prueba.</text:p>
      <text:h text:style-name="P3" text:outline-level="2">1.2 Posterior</text:h>
      <text:p text:style-name="P2">Prueba – prueba – prueba – prueba – prueba – prueba - prueba – prueba – prueba – prueba – prueba - prueba – prueba – prueba – prueba – prueba - prueba – prueba – prueba – prueba – prueba - prueba – prueba – prueba – prueba – prueba - prueba – prueba – prueba – prueba – prueba - prueba – prueba – prueba – prueba – prueba.</text:p>
      <text:h text:style-name="P3" text:outline-level="2">1.3 Posterior</text:h>
      <text:p text:style-name="P2">Prueba – prueba – prueba – prueba – prueba – prueba - prueba – prueba – prueba – prueba – prueba - prueba – prueba – prueba – prueba – prueba - prueba – prueba – prueba – prueba – prueba - prueba – prueba – prueba – prueba – prueba - prueba – prueba – prueba – prueba – prueba - prueba – prueba – prueba – prueba – prueba.</text:p>
      <text:h text:style-name="P3" text:outline-level="2">1.4 Posterior</text:h>
      <text:p text:style-name="P2">Prueba – prueba – prueba – prueba – prueba – prueba - prueba – prueba – prueba – prueba – prueba - prueba – prueba – prueba – prueba – prueba - prueba – prueba – prueba – prueba – prueba - prueba – prueba – prueba – prueba – prueba - prueba – prueba – prueba – prueba – prueba - prueba – prueba – prueba – prueba – prueba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" svg:font-family="'Noto Serif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erif" fo:font-family="'Noto Serif'" style:font-family-generic="roman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oto Serif" fo:font-family="'Noto Serif'" style:font-family-generic="roman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oto Serif" fo:font-family="'Noto Serif'" style:font-family-generic="roman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erif" fo:font-family="'Noto Serif'" style:font-family-generic="roman"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6T15:12:35.503000000</meta:creation-date>
    <dc:date>2025-05-06T15:13:14.072000000</dc:date>
    <meta:editing-duration>PT39S</meta:editing-duration>
    <meta:editing-cycles>1</meta:editing-cycles>
    <meta:document-statistic meta:table-count="0" meta:image-count="1" meta:object-count="0" meta:page-count="1" meta:paragraph-count="8" meta:word-count="176" meta:character-count="1340" meta:non-whitespace-character-count="1056"/>
    <meta:generator>LibreOffice/24.8.6.2$Windows_X86_64 LibreOffice_project/6d98ba145e9a8a39fc57bcc76981d1fb1316c60c</meta:generator>
  </office:meta>
</office:document-meta>
</file>